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70000012E6574FE8E6CF047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GillSans" svg:font-family="GillSans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 smil:type="dissolv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5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5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63cm" fo:padding-bottom="0.5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09cm" svg:stroke-color="#000000" draw:stroke-linejoin="miter" draw:fill="none" draw:fill-color="#00cc99" draw:textarea-horizontal-align="justify" draw:textarea-vertical-align="top" draw:auto-grow-height="true" fo:min-height="0cm" fo:min-width="0cm" fo:padding-top="0.23cm" fo:padding-bottom="0.23cm" fo:padding-left="0.25cm" fo:padding-right="0.25cm" fo:wrap-option="wrap" draw:shadow="hidden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fo:min-height="12.268cm" draw:shadow-color="#808080"/>
      <style:paragraph-properties style:writing-mode="lr-tb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1.247cm" fo:min-width="0cm" fo:padding-top="0.118cm" fo:padding-bottom="0.118cm" fo:padding-left="0.24cm" fo:padding-right="0.2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middle" fo:min-height="12.268cm" draw:shadow-color="#808080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1.246cm" fo:min-width="0cm" fo:padding-top="0.118cm" fo:padding-bottom="0.118cm" fo:padding-left="0.24cm" fo:padding-right="0.24cm" fo:wrap-option="wrap" draw:shadow-color="#808080"/>
      <style:paragraph-properties style:writing-mode="lr-tb"/>
    </style:style>
    <style:style style:name="pr5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39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1.43cm" fo:padding-top="0.013cm" fo:padding-bottom="0.013cm" fo:padding-left="0.013cm" fo:padding-right="0.013cm" draw:shadow="hidden"/>
      <style:paragraph-properties style:writing-mode="lr-tb"/>
    </style:style>
    <style:style style:name="P1" style:family="paragraph">
      <style:paragraph-properties fo:margin-left="0cm" fo:margin-right="0cm" fo:margin-top="0.529cm" fo:margin-bottom="0cm" fo:line-height="75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fo:margin-left="0cm" fo:margin-right="0cm" fo:margin-top="0.396cm" fo:margin-bottom="0cm" fo:line-height="75%" fo:text-align="start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.529cm" fo:margin-bottom="0cm" fo:line-height="75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41cm" fo:margin-bottom="0cm" fo:line-height="140%" fo:text-indent="0cm" style:writing-mode="lr-tb"/>
    </style:style>
    <style:style style:name="P8" style:family="paragraph">
      <style:paragraph-properties fo:margin-left="0cm" fo:margin-right="0cm" fo:margin-top="0.141cm" fo:margin-bottom="0cm" fo:line-height="140%" fo:text-align="start" fo:text-indent="0cm" style:punctuation-wrap="simple" style:line-break="normal" style:writing-mode="lr-tb"/>
    </style:style>
    <style:style style:name="P9" style:family="paragraph">
      <loext:graphic-properties draw:fill="none" draw:fill-color="#ffffff"/>
      <style:paragraph-properties fo:margin-left="0cm" fo:margin-right="0cm" fo:margin-top="0.141cm" fo:margin-bottom="0cm" fo:line-height="140%" fo:text-indent="0cm" style:writing-mode="lr-tb" style:font-independent-line-spacing="true"/>
    </style:style>
    <style:style style:name="P10" style:family="paragraph">
      <style:paragraph-properties fo:margin-left="0cm" fo:margin-right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margin-top="0.141cm" fo:margin-bottom="0cm" fo:line-height="140%" fo:text-align="start" fo:text-indent="0cm" style:punctuation-wrap="simple" style:line-break="normal" style:writing-mode="lr-tb" style:font-independent-line-spacing="true"/>
      <style:text-properties fo:font-size="24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.352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24pt"/>
    </style:style>
    <style:style style:name="P17" style:family="paragraph">
      <loext:graphic-properties draw:fill="none" draw:fill-color="#ffffff"/>
      <style:paragraph-properties fo:margin-left="0cm" fo:margin-right="0cm" fo:margin-top="0.141cm" fo:margin-bottom="0cm" fo:line-height="140%" fo:text-align="start" fo:text-indent="0cm" style:punctuation-wrap="simple" style:line-break="normal" style:writing-mode="lr-tb" style:font-independent-line-spacing="true"/>
    </style:style>
    <style:style style:name="P18" style:family="paragraph">
      <style:paragraph-properties fo:margin-left="0cm" fo:margin-right="0cm" fo:line-height="15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line-height="100%" fo:text-align="start" fo:text-indent="0cm" style:writing-mode="lr-tb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cm" fo:margin-right="0cm" fo:line-height="120%" fo:text-indent="0cm" style:writing-mode="lr-tb"/>
    </style:style>
    <style:style style:name="P22" style:family="paragraph">
      <loext:graphic-properties draw:fill="none" draw:fill-color="#00cc99"/>
      <style:paragraph-properties fo:margin-left="0cm" fo:margin-right="0cm" fo:line-height="120%" fo:text-indent="0cm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simple" style:line-break="normal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/>
      <style:text-properties fo:font-size="24pt"/>
    </style:style>
    <style:style style:name="P25" style:family="paragraph">
      <loext:graphic-properties draw:fill="solid" draw:fill-color="#ffffff"/>
      <style:text-properties fo:font-size="12pt"/>
    </style:style>
    <style:style style:name="T1" style:family="text">
      <style:text-properties fo:color="#000080" loext:opacity="100%" style:font-name="Arial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fo:color="#000080" loext:opacity="100%" style:font-name="Arial" fo:font-size="18pt" fo:language="de" fo:country="DE" style:font-size-asian="18pt" style:language-asian="de" style:country-asian="DE" style:font-size-complex="18pt" style:language-complex="de" style:country-complex="DE"/>
    </style:style>
    <style:style style:name="T3" style:family="text">
      <style:text-properties fo:language="de" fo:country="DE" style:language-asian="de" style:country-asian="DE" style:language-complex="de" style:country-complex="DE"/>
    </style:style>
    <style:style style:name="T4" style:family="text">
      <style:text-properties style:font-name="Arial" fo:font-size="16pt" fo:language="de" fo:country="DE" style:font-size-asian="16pt" style:language-asian="de" style:country-asian="DE" style:font-size-complex="16pt" style:language-complex="de" style:country-complex="DE"/>
    </style:style>
    <style:style style:name="T5" style:family="text">
      <style:text-properties fo:color="#000000" loext:opacity="100%" style:text-line-through-style="none" style:text-line-through-type="none" style:text-position="0% 100%" style:font-name="Arial" fo:font-size="16pt" fo:language="de" fo:country="DE" fo:font-style="normal" fo:text-shadow="none" style:text-underline-style="none" fo:font-weight="normal" style:font-name-asian="Microsoft YaHei1" style:font-size-asian="16pt" style:language-asian="de" style:country-asian="DE" style:font-style-asian="normal" style:font-weight-asian="normal" style:font-name-complex="Microsoft YaHei1" style:font-size-complex="16pt" style:language-complex="de" style:country-complex="DE" style:font-style-complex="normal" style:font-weight-complex="normal" style:font-relief="none"/>
    </style:style>
    <style:style style:name="T6" style:family="text">
      <style:text-properties style:font-name="Courier New1" fo:font-size="16pt" fo:language="de" fo:country="DE" style:font-size-asian="16pt" style:language-asian="de" style:country-asian="DE" style:font-size-complex="16pt" style:language-complex="de" style:country-complex="DE"/>
    </style:style>
    <style:style style:name="T7" style:family="text">
      <style:text-properties fo:language="de" fo:country="DE"/>
    </style:style>
    <style:style style:name="T8" style:family="text">
      <style:text-properties fo:color="#000000" loext:opacity="100%" style:font-name="Courier New1" fo:font-size="16pt" fo:language="de" fo:country="DE" style:font-size-asian="16pt" style:font-size-complex="16pt"/>
    </style:style>
    <text:list-style style:name="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bullet text:level="1" text:bullet-char="">
        <style:list-level-properties text:min-label-width="0.899cm"/>
        <style:text-properties fo:font-family="Wingdings" style:font-pitch="variable" style:font-charset="x-symbol" fo:color="#0000c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58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Courier New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presentation:footer-decl presentation:name="ftr1">Oracle SQL</presentation:footer-decl>
      <draw:page draw:name="page1" draw:style-name="dp1" draw:master-page-name="Titel1" presentation:presentation-page-layout-name="AL1T0" xml:id="id1" draw:id="id1">
        <office:forms form:automatic-focus="false" form:apply-design-mode="false"/>
        <draw:custom-shape draw:style-name="gr1" draw:text-style-name="P3" draw:layer="layout" svg:width="19.579cm" svg:height="1.99cm" svg:x="5.821cm" svg:y="7.523cm">
          <text:list text:style-name="L1">
            <text:list-header>
              <text:p text:style-name="P1"><text:span text:style-name="T1">SQL Server</text:span><text:span text:style-name="T1"><text:tab/></text:span><text:span text:style-name="T1"><text:tab/></text:span><text:span text:style-name="T1">Data Manipulation (DML)</text:span></text:p>
              <text:p text:style-name="P2"><text:span text:style-name="T2">Stephan Karr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568cm" svg:height="10.178cm" svg:x="2.161cm" svg:y="2.068cm" draw:page-number="1" presentation:class="page"/>
          <draw:frame presentation:style-name="pr1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 xml:id="id2" draw:id="id2">
        <office:forms form:automatic-focus="false" form:apply-design-mode="false"/>
        <draw:frame presentation:style-name="pr2" draw:text-style-name="P6" draw:layer="layout" svg:width="11.007cm" svg:height="1.482cm" svg:x="8.889cm" svg:y="4.445cm" presentation:class="title" presentation:user-transformed="true">
          <draw:text-box>
            <text:list text:style-name="L1">
              <text:list-header>
                <text:p text:style-name="P5"><text:span text:style-name="T3">Datenmanipulation (DML)</text:span></text:p>
              </text:list-header>
            </text:list>
          </draw:text-box>
        </draw:frame>
        <draw:custom-shape draw:style-name="gr3" draw:text-style-name="P9" draw:layer="layout" svg:width="15.452cm" svg:height="6.35cm" svg:x="7.62cm" svg:y="8.467cm">
          <text:list text:style-name="L2">
            <text:list-item>
              <text:p text:style-name="P7"><text:span text:style-name="T4">Data Manipulation Language Statement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"><text:s text:c="2"/></text:span><text:span text:style-name="T5">INSERT, </text:span></text:p>
                </text:list-item>
                <text:list-item>
                  <text:p text:style-name="P8"><text:span text:style-name="T5"><text:s text:c="2"/></text:span><text:span text:style-name="T5">UPDATE, </text:span></text:p>
                </text:list-item>
                <text:list-item>
                  <text:p text:style-name="P8"><text:span text:style-name="T5"><text:s text:c="2"/></text:span><text:span text:style-name="T5">DELETE</text:span></text:p>
                </text:list-item>
                <text:list-item>
                  <text:p text:style-name="P8"><text:span text:style-name="T5"><text:s/></text:span><text:span text:style-name="T5">MERG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2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 xml:id="id3" draw:id="id3">
        <office:forms form:automatic-focus="false" form:apply-design-mode="false"/>
        <draw:frame presentation:style-name="pr2" draw:text-style-name="P6" draw:layer="layout" svg:width="10.371cm" svg:height="1.482cm" svg:x="10.029cm" svg:y="2.518cm" presentation:class="title" presentation:user-transformed="true">
          <draw:text-box>
            <text:list text:style-name="L1">
              <text:list-header>
                <text:p text:style-name="P5"><text:span text:style-name="T3">Einfügen einzelner Zeilen</text:span></text:p>
              </text:list-header>
            </text:list>
          </draw:text-box>
        </draw:frame>
        <draw:custom-shape draw:style-name="gr4" draw:text-style-name="P11" draw:layer="layout" svg:width="19.897cm" svg:height="6.169cm" svg:x="4cm" svg:y="4.651cm">
          <text:list text:style-name="L4">
            <text:list-header>
              <text:p text:style-name="P10"><text:span text:style-name="T6">INSERT </text:span><text:span text:style-name="T6"><text:tab/></text:span><text:span text:style-name="T6">INTO departments (department_id, manager_id,</text:span><text:span text:style-name="T6"><text:line-break/></text:span><text:span text:style-name="T6"><text:tab/></text:span><text:span text:style-name="T6"><text:tab/></text:span><text:span text:style-name="T6"><text:tab/></text:span><text:span text:style-name="T6"> <text:s text:c="2"/>location_id, department_name)</text:span></text:p>
              <text:p text:style-name="P10"><text:span text:style-name="T6"><text:s text:c="2"/></text:span><text:span text:style-name="T6"><text:tab/></text:span><text:span text:style-name="T6">VALUES ( 70, 100, 1700, 'Public Relations' );</text:span></text:p>
              <text:p text:style-name="P10"><text:span text:style-name="T6"/></text:p>
              <text:p text:style-name="P10"><text:span text:style-name="T6">– </text:span><text:span text:style-name="T6">Sofern die Spaltenreihenfolge bekannt ist:</text:span></text:p>
              <text:p text:style-name="P10"><text:span text:style-name="T6">INSERT </text:span><text:span text:style-name="T6"><text:tab/></text:span><text:span text:style-name="T6">INTO departments </text:span><text:span text:style-name="T6"><text:tab/></text:span></text:p>
              <text:p text:style-name="P10"><text:span text:style-name="T6"><text:tab/></text:span><text:span text:style-name="T6">VALUES ( 70, 'Public Relations', NULL, NULL); </text:span></text:p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5.452cm" svg:height="5.2cm" draw:transform="skewX (-0.00453785605518526) translate (4cm 11.6cm)">
          <text:list text:style-name="L2">
            <text:list-item>
              <text:p text:style-name="P8"><text:span text:style-name="T4">Das Schlüsselwort INTO darf weggelassen werden</text:span></text:p>
            </text:list-item>
            <text:list-item>
              <text:p text:style-name="P8"><text:span text:style-name="T4">Sofern die Spaltenliste angeben wird, folgen die Werte dieser Reihenfolge</text:span></text:p>
            </text:list-item>
            <text:list-item>
              <text:p text:style-name="P8"><text:span text:style-name="T4">Die Werte müssen einen kompatiblen Datentyp haben und bzgl. eventueller Beschränkungen passe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3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 xml:id="id4" draw:id="id4">
        <office:forms form:automatic-focus="false" form:apply-design-mode="false"/>
        <draw:frame presentation:style-name="pr2" draw:text-style-name="P6" draw:layer="layout" svg:width="10.371cm" svg:height="1.482cm" svg:x="10.029cm" svg:y="2.518cm" presentation:class="title" presentation:user-transformed="true">
          <draw:text-box>
            <text:list text:style-name="L1">
              <text:list-header>
                <text:p text:style-name="P5"><text:span text:style-name="T3">Spezialfälle</text:span></text:p>
              </text:list-header>
            </text:list>
          </draw:text-box>
        </draw:frame>
        <draw:custom-shape draw:style-name="gr6" draw:text-style-name="P12" draw:layer="layout" svg:width="19.897cm" svg:height="9.549cm" svg:x="4cm" svg:y="4.031cm">
          <text:p text:style-name="P10"><text:span text:style-name="T6">CREATE TABLE T <text:s/>( c1 int IDENTITY,</text:span></text:p>
          <text:p text:style-name="P10"><text:span text:style-name="T6"><text:s text:c="18"/></text:span><text:span text:style-name="T6">c2 varchar(20),</text:span></text:p>
          <text:p text:style-name="P10"><text:span text:style-name="T6"><text:s text:c="18"/></text:span><text:span text:style-name="T6">c3 AS 'Computed' + c2, </text:span></text:p>
          <text:p text:style-name="P10"><text:span text:style-name="T6"><text:s text:c="18"/></text:span><text:span text:style-name="T6">c4 int DEFAULT 1, </text:span></text:p>
          <text:p text:style-name="P10"><text:span text:style-name="T6"><text:s text:c="18"/></text:span><text:span text:style-name="T6">c5 int NULL );</text:span></text:p>
          <text:p text:style-name="P10"><text:span text:style-name="T6"/></text:p>
          <text:p text:style-name="P10"><text:span text:style-name="T6">INSERT INTO T (c2) VALUES ('otto');</text:span></text:p>
          <text:p text:style-name="P10"><text:span text:style-name="T6">INSERT INTO T (c2, c4, c5) VALUES ('hugo', 3, 4);</text:span></text:p>
          <text:p text:style-name="P10"><text:span text:style-name="T6">INSERT INTO T (c2, c4, c5) VALUES ('hugo', DEFAULT, 4);</text:span></text:p>
          <text:p text:style-name="P10"><text:span text:style-name="T6">INSERT INTO T DEFAULT VALUES;</text:span></text:p>
          <text:p text:style-name="P10"><text:span text:style-name="T6"/></text:p>
          <text:p text:style-name="P10"><text:span text:style-name="T6">SET IDENTITY_INSERT T ON;</text:span></text:p>
          <text:p text:style-name="P10"><text:span text:style-name="T6">INSERT INTO T (c1, c2) VALUES (99, 'otto');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3.199cm" svg:height="5.2cm" draw:transform="skewX (-0.00453785605518526) translate (1.6cm 14.2cm)">
          <text:list text:style-name="L2">
            <text:list-item>
              <text:p text:style-name="P8"><text:span text:style-name="T4">Spalten mit DEFAULT-Werten oder Null-fähige Spalten müssen nicht angegeben werden, Schlüsselwort DEFAULT kann verwendet werden</text:span></text:p>
            </text:list-item>
            <text:list-item>
              <text:p text:style-name="P8"><text:span text:style-name="T4">Berechnete oder Identity-Spalten können normalerweise nicht gesetzt werde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4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 xml:id="id5" draw:id="id5">
        <office:forms form:automatic-focus="false" form:apply-design-mode="false"/>
        <draw:frame presentation:style-name="pr2" draw:text-style-name="P6" draw:layer="layout" svg:width="18.203cm" svg:height="1.482cm" svg:x="5.8cm" svg:y="2.328cm" presentation:class="title" presentation:user-transformed="true">
          <draw:text-box>
            <text:list text:style-name="L1">
              <text:list-header>
                <text:p text:style-name="P5"><text:span text:style-name="T3">Einfügen mehrerer Zeilen</text:span></text:p>
              </text:list-header>
            </text:list>
          </draw:text-box>
        </draw:frame>
        <draw:custom-shape draw:style-name="gr8" draw:text-style-name="P11" draw:layer="layout" svg:width="19.897cm" svg:height="10.905cm" svg:x="3.903cm" svg:y="4.575cm">
          <text:p text:style-name="P10"><text:span text:style-name="T6">–</text:span><text:span text:style-name="T6">- Test-Tabelle</text:span></text:p>
          <text:p text:style-name="P10"><text:span text:style-name="T6">CREATE TABLE my_departments ( id</text:span><text:span text:style-name="T6"><text:tab/></text:span><text:span text:style-name="T6">DECIMAL(4,0),</text:span></text:p>
          <text:p text:style-name="P10"><text:span text:style-name="T6"><text:s text:c="30"/></text:span><text:span text:style-name="T6">name</text:span><text:span text:style-name="T6"><text:tab/></text:span><text:span text:style-name="T6">VARCHAR(30) ); </text:span></text:p>
          <text:p text:style-name="P10"/>
          <text:p text:style-name="P10"><text:span text:style-name="T6">INSERT </text:span><text:span text:style-name="T6"><text:tab/></text:span><text:span text:style-name="T6">INTO my_departments ( id, name)</text:span><text:span text:style-name="T6"><text:line-break/></text:span><text:span text:style-name="T6"><text:tab/></text:span><text:span text:style-name="T6">VALUES</text:span><text:span text:style-name="T6"><text:tab/></text:span><text:span text:style-name="T6">( 1 , 'Abteilung1'), <text:s text:c="12"/></text:span><text:span text:style-name="T6"><text:tab/></text:span><text:span text:style-name="T6"> </text:span></text:p>
          <text:p text:style-name="P10"><text:span text:style-name="T6"><text:tab/></text:span><text:span text:style-name="T6"><text:tab/></text:span><text:span text:style-name="T6">( 2 , 'Abteilung2'),</text:span></text:p>
          <text:p text:style-name="P10"><text:span text:style-name="T6"><text:tab/></text:span><text:span text:style-name="T6"><text:tab/></text:span><text:span text:style-name="T6">( 3 , 'Abteilung3');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">INSERT </text:span><text:span text:style-name="T6"><text:tab/></text:span><text:span text:style-name="T6">INTO my_departments (id, name)</text:span><text:span text:style-name="T6"><text:line-break/></text:span><text:span text:style-name="T6"><text:tab/></text:span><text:span text:style-name="T6">SELECT department_id, department_name</text:span></text:p>
          <text:p text:style-name="P10"><text:span text:style-name="T6"><text:tab/></text:span><text:span text:style-name="T6"><text:tab/></text:span><text:span text:style-name="T6">FROM departments</text:span></text:p>
          <text:p text:style-name="P10"><text:span text:style-name="T6"><text:tab/></text:span><text:span text:style-name="T6"><text:tab/></text:span><text:span text:style-name="T6">WHERE manager_id = 100;</text:span></text:p>
          <text:list text:continue-numbering="true" text:style-name="L4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5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 xml:id="id6" draw:id="id6">
        <office:forms form:automatic-focus="false" form:apply-design-mode="false"/>
        <draw:frame presentation:style-name="pr2" draw:text-style-name="P6" draw:layer="layout" svg:width="16.021cm" svg:height="1.482cm" svg:x="6.609cm" svg:y="2.681cm" presentation:class="title" presentation:user-transformed="true">
          <draw:text-box>
            <text:list text:style-name="L1">
              <text:list-header>
                <text:p text:style-name="P5"><text:span text:style-name="T3">Erzeugen einer Ziel-Tabelle anhand einer Anfrage</text:span></text:p>
              </text:list-header>
            </text:list>
          </draw:text-box>
        </draw:frame>
        <draw:custom-shape draw:style-name="gr9" draw:text-style-name="P16" draw:layer="layout" svg:width="19.809cm" svg:height="8.133cm" svg:x="3.7cm" svg:y="4.432cm">
          <text:p text:style-name="P15"><text:span text:style-name="T6">SELECT employee_id, last_name, salary </text:span></text:p>
          <text:p text:style-name="P15"><text:span text:style-name="T6"><text:tab/></text:span><text:span text:style-name="T6">INTO my_employees1</text:span></text:p>
          <text:p text:style-name="P15"><text:span text:style-name="T6"><text:tab/></text:span><text:span text:style-name="T6">FROM employees WHERE department_id = 50;</text:span></text:p>
          <text:p text:style-name="P15"><text:span text:style-name="T6"/></text:p>
          <text:p text:style-name="P15"><text:span text:style-name="T6">SELECT employee_id, last_name, salary </text:span></text:p>
          <text:p text:style-name="P15"><text:span text:style-name="T6"><text:tab/></text:span><text:span text:style-name="T6">INTO my_employees2</text:span></text:p>
          <text:p text:style-name="P15"><text:span text:style-name="T6"><text:tab/></text:span><text:span text:style-name="T6">FROM employees</text:span></text:p>
          <text:p text:style-name="P15"><text:span text:style-name="T6"><text:tab/></text:span><text:span text:style-name="T6">WHERE 1 = 0; <text:s text:c="2"/>–- verhindert die Werteübernah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2.41cm" svg:height="5.2cm" draw:transform="skewX (-0.00453785605518526) translate (1.8cm 13.2cm)">
          <text:list text:style-name="L2">
            <text:list-item>
              <text:p text:style-name="P8"><text:span text:style-name="T4">Es werden Spaltentyp, -reihenfolge, -name anhand der Abfrage übernommen </text:span></text:p>
            </text:list-item>
            <text:list-item>
              <text:p text:style-name="P8"><text:span text:style-name="T4">Nullable und Identity-Eigenschaft wird <text:s/>übernommen, alle anderen Einschränkungen nicht.</text:span></text:p>
              <text:p text:style-name="P8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6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xml:id="id7" draw:id="id7">
        <office:forms form:automatic-focus="false" form:apply-design-mode="false"/>
        <draw:frame presentation:style-name="pr2" draw:text-style-name="P6" draw:layer="layout" svg:width="11.43cm" svg:height="1.482cm" svg:x="8.17cm" svg:y="3.2cm" presentation:class="title" presentation:user-transformed="true">
          <draw:text-box>
            <text:list text:style-name="L1">
              <text:list-header>
                <text:p text:style-name="P5"><text:span text:style-name="T3">Vorhandene Zeilen ändern</text:span></text:p>
              </text:list-header>
            </text:list>
          </draw:text-box>
        </draw:frame>
        <draw:custom-shape draw:style-name="gr12" draw:text-style-name="P11" draw:layer="layout" svg:width="19.8cm" svg:height="8.873cm" svg:x="4cm" svg:y="5.203cm">
          <text:p text:style-name="P10"><text:span text:style-name="T6">UPDATE </text:span><text:span text:style-name="T6"><text:tab/></text:span><text:span text:style-name="T6">my_employees </text:span></text:p>
          <text:p text:style-name="P10"><text:span text:style-name="T6"><text:s text:c="2"/></text:span><text:span text:style-name="T6"><text:tab/></text:span><text:span text:style-name="T6">SET last_name = 'Karrer',</text:span></text:p>
          <text:p text:style-name="P10"><text:span text:style-name="T6"><text:tab/></text:span><text:span text:style-name="T6"> <text:s text:c="3"/></text:span><text:span text:style-name="T6">salary = 5000</text:span></text:p>
          <text:p text:style-name="P10"><text:span text:style-name="T6"><text:tab/></text:span><text:span text:style-name="T6">WHERE employee_id = 137 ;</text:span></text:p>
          <text:p text:style-name="P10"><text:span text:style-name="T6"/></text:p>
          <text:p text:style-name="P10"><text:span text:style-name="T6">UPDATE </text:span><text:span text:style-name="T6"><text:tab/></text:span><text:span text:style-name="T6">my_employees </text:span></text:p>
          <text:p text:style-name="P10"><text:span text:style-name="T6"><text:s text:c="2"/></text:span><text:span text:style-name="T6"><text:tab/></text:span><text:span text:style-name="T6">SET salary = 7000 ;</text:span></text:p>
          <text:p text:style-name="P10"><text:span text:style-name="T6"/></text:p>
          <text:p text:style-name="P10"><text:span text:style-name="T6">UPDATE my_employees</text:span></text:p>
          <text:p text:style-name="P10"><text:span text:style-name="T6"><text:tab/></text:span><text:span text:style-name="T6">SET salary = DEFAULT <text:s/>– sofern Default gesetzt</text:span></text:p>
          <text:p text:style-name="P10"><text:span text:style-name="T6"><text:s text:c="7"/></text:span><text:span text:style-name="T6">WHERE employee_id = 120;</text:span></text:p>
          <text:list text:style-name="L4">
            <text:list-header>
              <text:p text:style-name="P10"><text:span text:style-name="T6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5.452cm" svg:height="5.2cm" draw:transform="skewX (-0.00453785605518526) translate (4.8cm 14.4cm)">
          <text:list text:style-name="L2">
            <text:list-item>
              <text:p text:style-name="P8"><text:span text:style-name="T4">Vorsicht: <text:s/>Ohne Filter werden alle Zeilen aktualisiert !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7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xml:id="id8" draw:id="id8">
        <office:forms form:automatic-focus="false" form:apply-design-mode="false"/>
        <draw:frame presentation:style-name="pr2" draw:text-style-name="P6" draw:layer="layout" svg:width="18.203cm" svg:height="1.482cm" svg:x="5.714cm" svg:y="3.81cm" presentation:class="title" presentation:user-transformed="true">
          <draw:text-box>
            <text:list text:style-name="L1">
              <text:list-header>
                <text:p text:style-name="P5"><text:span text:style-name="T3">Spalten mit Unterabfragen aktualisieren</text:span></text:p>
              </text:list-header>
            </text:list>
          </draw:text-box>
        </draw:frame>
        <draw:custom-shape draw:style-name="gr15" draw:text-style-name="P11" draw:layer="layout" svg:width="19.897cm" svg:height="6.907cm" svg:x="3.2cm" svg:y="6.493cm">
          <text:list text:style-name="L4">
            <text:list-header>
              <text:p text:style-name="P10"><text:span text:style-name="T6">UPDATE </text:span><text:span text:style-name="T6"><text:tab/></text:span><text:span text:style-name="T6">employees </text:span></text:p>
              <text:p text:style-name="P18"><text:span text:style-name="T6"><text:s text:c="2"/></text:span><text:span text:style-name="T6"><text:tab/></text:span><text:span text:style-name="T6">SET <text:s/>job_id = (SELECT job_id FROM employees</text:span></text:p>
              <text:p text:style-name="P18"><text:span text:style-name="T6"><text:tab/></text:span><text:span text:style-name="T6"><text:tab/></text:span><text:span text:style-name="T6"><text:tab/></text:span><text:span text:style-name="T6"><text:tab/></text:span><text:span text:style-name="T6">WHERE employee_id = 207),</text:span></text:p>
              <text:p text:style-name="P18"><text:span text:style-name="T6"><text:tab/></text:span><text:span text:style-name="T6"> <text:s text:c="4"/></text:span><text:span text:style-name="T6">salary = (SELECT salary FROM employees</text:span></text:p>
              <text:p text:style-name="P18"><text:span text:style-name="T6"><text:tab/></text:span><text:span text:style-name="T6"><text:tab/></text:span><text:span text:style-name="T6"><text:tab/></text:span><text:span text:style-name="T6"><text:tab/></text:span><text:span text:style-name="T6">WHERE employee_id = 134)</text:span></text:p>
              <text:p text:style-name="P18"><text:span text:style-name="T6"><text:tab/></text:span><text:span text:style-name="T6">WHERE employee_id = 67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8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 xml:id="id9" draw:id="id9">
        <office:forms form:automatic-focus="false" form:apply-design-mode="false"/>
        <draw:frame presentation:style-name="pr4" draw:text-style-name="P6" draw:layer="layout" svg:width="9.102cm" svg:height="1.481cm" svg:x="9.2cm" svg:y="3.4cm" presentation:class="title" presentation:user-transformed="true">
          <draw:text-box>
            <text:list text:style-name="L1">
              <text:list-header>
                <text:p text:style-name="P5"><text:span text:style-name="T3">Zeilen löschen</text:span></text:p>
              </text:list-header>
            </text:list>
          </draw:text-box>
        </draw:frame>
        <draw:custom-shape draw:style-name="gr16" draw:text-style-name="P11" draw:layer="layout" svg:width="21.378cm" svg:height="7.245cm" svg:x="2.54cm" svg:y="5.8cm">
          <text:list text:style-name="L4">
            <text:list-header>
              <text:p text:style-name="P10"><text:span text:style-name="T6">DELETE FROM employees </text:span><text:span text:style-name="T6"><text:tab/></text:span><text:span text:style-name="T6">WHERE employee_id = 67;</text:span></text:p>
              <text:p text:style-name="P19"><text:span text:style-name="T6"/></text:p>
              <text:p text:style-name="P19"><text:span text:style-name="T6">DELETE FROM my_employee;</text:span></text:p>
              <text:p text:style-name="P19"><text:span text:style-name="T6"/></text:p>
              <text:p text:style-name="P19"><text:span text:style-name="T6">DELETE FROM employees</text:span></text:p>
              <text:p text:style-name="P19"><text:span text:style-name="T6"><text:s text:c="7"/></text:span><text:span text:style-name="T6">WHERE department_id = (SELECT department_id</text:span></text:p>
  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FROM departments</text:span></text:p>
  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WHERE department_name = </text:span></text:p>
  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 <text:s text:c="7"/></text:span><text:span text:style-name="T6">'Public Relations' )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5.452cm" svg:height="2cm" draw:transform="skewX (-0.00453785605518526) translate (4.8cm 14.4cm)">
          <text:list text:style-name="L2">
            <text:list-item>
              <text:p text:style-name="P8"><text:span text:style-name="T4">Vorsicht: <text:s/>Ohne Filter werden alle Zeilen gelöscht !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568cm" svg:height="10.178cm" svg:x="2.161cm" svg:y="2.068cm" draw:page-number="9" presentation:class="page"/>
          <draw:frame presentation:style-name="pr3" draw:text-style-name="P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xml:id="id10" draw:id="id10">
        <office:forms form:automatic-focus="false" form:apply-design-mode="false"/>
        <draw:frame presentation:style-name="pr4" draw:text-style-name="P6" draw:layer="layout" svg:width="13.2cm" svg:height="2.281cm" svg:x="9.2cm" svg:y="2.6cm" presentation:class="title" presentation:user-transformed="true">
          <draw:text-box>
            <text:list text:style-name="L1">
              <text:list-header>
                <text:p text:style-name="P5"><text:span text:style-name="T3">Veränderte Werte zurückgeben</text:span></text:p>
              </text:list-header>
            </text:list>
          </draw:text-box>
        </draw:frame>
        <draw:custom-shape draw:style-name="gr18" draw:text-style-name="P12" draw:layer="layout" svg:width="21.378cm" svg:height="7.921cm" svg:x="2.54cm" svg:y="4.859cm">
          <text:list text:style-name="L4">
            <text:list-header>
              <text:p text:style-name="P10"><text:span text:style-name="T6">CREATE TABLE Test( c1 int IDENTITY,</text:span></text:p>
            </text:list-header>
            <text:list-item>
              <text:p text:style-name="P10"><text:span text:style-name="T6"><text:tab/></text:span><text:span text:style-name="T6"><text:tab/></text:span><text:span text:style-name="T6"> <text:s text:c="3"/></text:span><text:span text:style-name="T6">c2 varchar(20) <text:s text:c="2"/>);</text:span></text:p>
            </text:list-item>
            <text:list-item>
              <text:p text:style-name="P10"><text:span text:style-name="T6"/></text:p>
            </text:list-item>
            <text:list-item>
              <text:p text:style-name="P10"><text:span text:style-name="T6">INSERT INTO Test (c2) OUTPUT INSERTED.c1 VALUES ('hugo');</text:span></text:p>
            </text:list-item>
            <text:list-item>
              <text:p text:style-name="P10"><text:span text:style-name="T6">INSERT INTO Test (c2) OUTPUT INSERTED.* <text:s/>VALUES ('hugo');</text:span></text:p>
            </text:list-item>
            <text:list-item>
              <text:p text:style-name="P10"><text:span text:style-name="T6"/></text:p>
            </text:list-item>
            <text:list-item>
              <text:p text:style-name="P10"><text:span text:style-name="T6">UPDATE Test SET c2 = 'Test' OUTPUT INSERTED.c2 ; </text:span></text:p>
            </text:list-item>
            <text:list-item>
              <text:p text:style-name="P10"><text:span text:style-name="T6"/></text:p>
            </text:list-item>
            <text:list-item>
              <text:p text:style-name="P10"><text:span text:style-name="T6">DELETE FROM Test OUTPUT DELETED.* <text:s/>WHERE c2 = 'Test';</text:span></text:p>
            </text:list-item>
            <text:list-item>
              <text:p text:style-name="P10"><text:span text:style-name="T6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8.456cm" svg:height="2cm" draw:transform="skewX (-0.00453785605518526) translate (4.139cm 13.4cm)">
          <text:list text:style-name="L2">
            <text:list-item>
              <text:p text:style-name="P8"><text:span text:style-name="T4">DML-Anweisungen (auch MERGE) haben eine OUTPUT-Klausel</text:span><text:span text:style-name="T4"><text:line-break/></text:span><text:span text:style-name="T4">über die die veränderten bzw. gelöschten Werte zurückgegeben werden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10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MERGE: Beispiel" draw:style-name="dp3" draw:master-page-name="Standard" presentation:presentation-page-layout-name="AL2T19" presentation:use-footer-name="ftr1" xml:id="id11" draw:id="id11">
        <office:forms form:automatic-focus="false" form:apply-design-mode="false"/>
        <draw:frame presentation:style-name="pr5" draw:text-style-name="P20" draw:layer="layout" svg:width="16.087cm" svg:height="1.658cm" svg:x="6.2cm" svg:y="2.142cm" presentation:class="title" presentation:user-transformed="true">
          <draw:text-box>
            <text:p text:style-name="P5"><text:span text:style-name="T7">MERGE: Beispiel</text:span></text:p>
          </draw:text-box>
        </draw:frame>
        <draw:custom-shape draw:style-name="gr20" draw:text-style-name="P22" draw:layer="layout" svg:width="21.097cm" svg:height="10.193cm" svg:x="3.503cm" svg:y="4.149cm">
          <text:p text:style-name="P21"><text:span text:style-name="T8">MERGE INTO bonuses D <text:s text:c="4"/>-- Ziel</text:span></text:p>
          <text:p text:style-name="P21"><text:span text:style-name="T8"><text:s text:c="2"/></text:span><text:span text:style-name="T8">USING (SELECT employee_id, salary, department_id </text:span></text:p>
          <text:p text:style-name="P21"><text:span text:style-name="T8"><text:s text:c="11"/></text:span><text:span text:style-name="T8">FROM employees</text:span></text:p>
          <text:p text:style-name="P21"><text:span text:style-name="T8"><text:s text:c="11"/></text:span><text:span text:style-name="T8">WHERE department_id = 80) <text:s/>S <text:s/>-- Quelle</text:span></text:p>
          <text:p text:style-name="P21"><text:span text:style-name="T8"><text:s text:c="2"/></text:span><text:span text:style-name="T8">ON (D.employee_id = S.employee_id) <text:s text:c="4"/>-- Bedingung</text:span></text:p>
          <text:p text:style-name="P21"><text:span text:style-name="T8"><text:s text:c="2"/></text:span><text:span text:style-name="T8">WHEN MATCHED THEN <text:s text:c="21"/>-- Aktion</text:span></text:p>
          <text:p text:style-name="P21"><text:span text:style-name="T8"><text:s text:c="5"/></text:span><text:span text:style-name="T8">UPDATE SET D.bonus = D.bonus + S.salary*.01</text:span></text:p>
          <text:p text:style-name="P21"><text:span text:style-name="T8"><text:s text:c="2"/></text:span><text:span text:style-name="T8">WHEN NOT MATCHED BY TARGET THEN <text:s text:c="7"/>-- Aktion</text:span></text:p>
          <text:p text:style-name="P21"><text:span text:style-name="T8"><text:s text:c="5"/></text:span><text:span text:style-name="T8">INSERT (employee_id, bonus)</text:span></text:p>
          <text:p text:style-name="P21"><text:span text:style-name="T8"><text:s text:c="5"/></text:span><text:span text:style-name="T8">VALUES (S.employee_id, S.salary*0.1)</text:span></text:p>
          <text:p text:style-name="P21"><text:span text:style-name="T8"><text:s text:c="2"/></text:span><text:span text:style-name="T8">WHEN NOT MATCHED BY SOURCE THEN DELETE <text:s/>-- Aktion</text:span></text:p>
          <text:p text:style-name="P21"><text:span text:style-name="T8">OUTPUT <text:s/>$ACTION, INSERTED.*, DELETED.*; <text:s text:c="2"/>-- OUTPUT-Klausel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8.456cm" svg:height="2cm" draw:transform="skewX (-0.00453785605518526) translate (4cm 15.2cm)">
          <text:list text:style-name="L2">
            <text:list-item>
              <text:p text:style-name="P23"><text:span text:style-name="T4">Mit MERGE kann in einem Schritt eingefügt, verändert und gelöscht werde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2s" smil:type="dissolve"/>
          </anim:par>
          <anim:seq smil:dur="0s" presentation:node-type="main-sequence"/>
        </anim:par>
        <presentation:notes draw:style-name="dp4">
          <draw:page-thumbnail draw:layer="layout" svg:width="12.7cm" svg:height="9.525cm" svg:x="3.175cm" svg:y="1.905cm" draw:page-number="11"/>
          <draw:frame presentation:style-name="pr6" draw:text-style-name="P25" draw:layer="layout" svg:width="15.239cm" svg:height="11.45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 xml:id="id12" draw:id="id12">
        <office:forms form:automatic-focus="false" form:apply-design-mode="false"/>
        <draw:frame presentation:style-name="pr2" draw:text-style-name="P6" draw:layer="layout" svg:width="16.021cm" svg:height="1.482cm" svg:x="6.979cm" svg:y="3.2cm" presentation:class="title" presentation:user-transformed="true">
          <draw:text-box>
            <text:list text:style-name="L1">
              <text:list-header>
                <text:p text:style-name="P5"><text:span text:style-name="T3">Transaktionen</text:span></text:p>
              </text:list-header>
            </text:list>
          </draw:text-box>
        </draw:frame>
        <draw:custom-shape draw:style-name="gr22" draw:text-style-name="P13" draw:layer="layout" svg:width="22.41cm" svg:height="7.65cm" draw:transform="skewX (-0.00453785605518526) translate (1.955cm 5.55cm)">
          <text:p text:style-name="P8"><text:span text:style-name="T4">Mehrere Anweisungen sollen zu einer unteilbaren Aktion zusammengefasst werden.</text:span></text:p>
          <text:p text:style-name="P8"><text:span text:style-name="T4">Anforderung (ACID-Prinzip)</text:span></text:p>
          <text:list text:style-name="L2">
            <text:list-item>
              <text:p text:style-name="P8"><text:span text:style-name="T4">Atomar (Atomicity)</text:span></text:p>
            </text:list-item>
            <text:list-item>
              <text:p text:style-name="P8"><text:span text:style-name="T4">Entweder ist die gsamte Transaktion erfolgreich oder sie hat keinerlei Auswirkungen </text:span></text:p>
            </text:list-item>
            <text:list-item>
              <text:p text:style-name="P8"><text:span text:style-name="T4">Konsistent (Consistency)</text:span><text:span text:style-name="T4"><text:line-break/></text:span><text:span text:style-name="T4">Führt einen konsistenten Datenzustand wieder in einen konsistenten Zustand über</text:span><text:span text:style-name="T4"><text:line-break/></text:span><text:span text:style-name="T4">(logische Anforderung)</text:span></text:p>
            </text:list-item>
            <text:list-item>
              <text:p text:style-name="P8"><text:span text:style-name="T4">Isoliert (Isolation)</text:span><text:span text:style-name="T4"><text:line-break/></text:span><text:span text:style-name="T4">Andere Transaktionen/Zugriffe sehen nur konsistente Datenzustände</text:span></text:p>
            </text:list-item>
            <text:list-item>
              <text:p text:style-name="P8"><text:span text:style-name="T4">Persistent (Persistence)</text:span><text:span text:style-name="T4"><text:line-break/></text:span><text:span text:style-name="T4">Bei Erfolgt wird der konstente Zustand dauerhaft gespeichert (DBMS-Anforderung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12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 xml:id="id13" draw:id="id13">
        <office:forms form:automatic-focus="false" form:apply-design-mode="false"/>
        <draw:frame presentation:style-name="pr2" draw:text-style-name="P6" draw:layer="layout" svg:width="16.021cm" svg:height="1.482cm" svg:x="7.379cm" svg:y="2.2cm" presentation:class="title" presentation:user-transformed="true">
          <draw:text-box>
            <text:list text:style-name="L1">
              <text:list-header>
                <text:p text:style-name="P5"><text:span text:style-name="T3">Explizite Transaktionssteuerung</text:span></text:p>
              </text:list-header>
            </text:list>
          </draw:text-box>
        </draw:frame>
        <draw:custom-shape draw:style-name="gr24" draw:text-style-name="P16" draw:layer="layout" svg:width="19.809cm" svg:height="7.105cm" svg:x="4cm" svg:y="3.895cm">
          <text:p text:style-name="P15"><text:span text:style-name="T6">BEGIN TRANSACTION;</text:span></text:p>
          <text:p text:style-name="P15"><text:span text:style-name="T6"><text:s text:c="3"/>–</text:span><text:span text:style-name="T6">- Aktionen (DML oder DDL)</text:span></text:p>
          <text:p text:style-name="P15"><text:span text:style-name="T6">ROLLBACK;</text:span></text:p>
          <text:p text:style-name="P15"><text:span text:style-name="T6">–</text:span><text:span text:style-name="T6">- Aktionen (AutoCommit-Modus)</text:span></text:p>
          <text:p text:style-name="P15"><text:span text:style-name="T6">BEGIN TRAN t1;</text:span></text:p>
          <text:p text:style-name="P15"><text:span text:style-name="T6"><text:s text:c="3"/>–</text:span><text:span text:style-name="T6">- Aktionen (DML oder DDL)</text:span></text:p>
          <text:p text:style-name="P15"><text:span text:style-name="T6">COMMIT t1;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2.41cm" svg:height="7.65cm" draw:transform="skewX (-0.00453785605518526) translate (2cm 11.4cm)">
          <text:list text:style-name="L2">
            <text:list-item>
              <text:p text:style-name="P8"><text:span text:style-name="T4">SQLServer verwendet standardmäßig AutoCommit-Modus: </text:span><text:span text:style-name="T4"><text:line-break/></text:span><text:span text:style-name="T4">Jede SQL-Anweisung ist eine Transaktion, COMMIT erfolgt automatisch bei Erfolg </text:span></text:p>
            </text:list-item>
            <text:list-item>
              <text:p text:style-name="P8"><text:span text:style-name="T4">Sollen mehrere Anweisungen in einer Transaktion zusammengefasst werden, </text:span><text:span text:style-name="T4"><text:line-break/></text:span><text:span text:style-name="T4">kann man explizite Transaktionen verwenden</text:span></text:p>
            </text:list-item>
            <text:list-item>
              <text:p text:style-name="P8"><text:span text:style-name="T4">Es gibt auch einen einstellbaren impliziten Transaktionsmodus, in dem DML- und DDL-Anweisungen automatisch eine neue Transaktion starten </text:span><text:span text:style-name="T4"><text:line-break/></text:span><text:span text:style-name="T4">(Entspricht dem Standard von Oracle bzw. DB2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13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 xml:id="id14" draw:id="id14">
        <office:forms form:automatic-focus="false" form:apply-design-mode="false"/>
        <draw:frame presentation:style-name="pr2" draw:text-style-name="P6" draw:layer="layout" svg:width="16.021cm" svg:height="1.482cm" svg:x="7.379cm" svg:y="2.2cm" presentation:class="title" presentation:user-transformed="true">
          <draw:text-box>
            <text:list text:style-name="L1">
              <text:list-header>
                <text:p text:style-name="P5"><text:span text:style-name="T3">SavePoints</text:span></text:p>
              </text:list-header>
            </text:list>
          </draw:text-box>
        </draw:frame>
        <draw:custom-shape draw:style-name="gr27" draw:text-style-name="P16" draw:layer="layout" svg:width="19.809cm" svg:height="7.105cm" svg:x="4cm" svg:y="3.895cm">
          <text:p text:style-name="P15"><text:span text:style-name="T6">BEGIN TRANSACTION;</text:span></text:p>
          <text:p text:style-name="P15"><text:span text:style-name="T6"><text:s text:c="3"/>–</text:span><text:span text:style-name="T6">- Aktionen (DML oder DDL)</text:span></text:p>
          <text:p text:style-name="P15"><text:span text:style-name="T6"><text:s text:c="3"/></text:span><text:span text:style-name="T6">SAVE TRANSACTION P1</text:span></text:p>
          <text:p text:style-name="P15"><text:span text:style-name="T6"><text:tab/></text:span><text:span text:style-name="T6"><text:tab/></text:span><text:span text:style-name="T6">–</text:span><text:span text:style-name="T6">- Aktionen</text:span></text:p>
          <text:p text:style-name="P15"><text:span text:style-name="T6"><text:s text:c="3"/></text:span><text:span text:style-name="T6">ROLLBACK TRANSACTION P1</text:span></text:p>
          <text:p text:style-name="P15"><text:span text:style-name="T6"><text:s text:c="3"/>–</text:span><text:span text:style-name="T6">- Aktionen</text:span></text:p>
          <text:p text:style-name="P15"><text:span text:style-name="T6">COMMIT;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2.41cm" svg:height="7.65cm" draw:transform="skewX (-0.00453785605518526) translate (2cm 11.4cm)">
          <text:list text:style-name="L2">
            <text:list-item>
              <text:p text:style-name="P8"><text:span text:style-name="T4">Innerhalb einer Transaktion können Zwischenpunkte gesetzt werden, auf deren Zustand ein lokaler Rollback erfolgen kann, ohne die gesamte Transaktion zurückzusetzen</text:span></text:p>
            </text:list-item>
            <text:list-item>
              <text:p text:style-name="P8"><text:span text:style-name="T4">Entscheidend ist allerdings, wie die umfassende Transaktion beendet wird (COMMIT oder ROLLBACK). Ein Commit bzgl. SAVEPOINT hat keine Auswirkunge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14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 xml:id="id15" draw:id="id15">
        <office:forms form:automatic-focus="false" form:apply-design-mode="false"/>
        <draw:frame presentation:style-name="pr2" draw:text-style-name="P6" draw:layer="layout" svg:width="16.021cm" svg:height="1.482cm" svg:x="7.379cm" svg:y="2.2cm" presentation:class="title" presentation:user-transformed="true">
          <draw:text-box>
            <text:list text:style-name="L1">
              <text:list-header>
                <text:p text:style-name="P5"><text:span text:style-name="T3">Isolations-Stufe</text:span></text:p>
              </text:list-header>
            </text:list>
          </draw:text-box>
        </draw:frame>
        <draw:custom-shape draw:style-name="gr30" draw:text-style-name="P16" draw:layer="layout" svg:width="19.809cm" svg:height="6.401cm" svg:x="4cm" svg:y="3.895cm">
          <text:p text:style-name="P15"><text:span text:style-name="T6">SET TRANSACTION ISOLATION LEVEL</text:span><text:span text:style-name="T6"><text:line-break/></text:span><text:span text:style-name="T6"> <text:s text:c="6"/>REPEATABLE READ;</text:span></text:p>
          <text:p text:style-name="P15"><text:span text:style-name="T6">BEGIN TRANSACTION;</text:span></text:p>
          <text:p text:style-name="P15"><text:span text:style-name="T6"><text:s text:c="3"/>–</text:span><text:span text:style-name="T6">- Aktionen (DML oder DDL)</text:span></text:p>
          <text:p text:style-name="P15"><text:span text:style-name="T6">COMMIT;</text:span></text:p>
          <text:p text:style-name="P15"><text:span text:style-name="T6">SET TRANSACTION ISOLATION LEVEL</text:span><text:span text:style-name="T6"><text:line-break/></text:span><text:span text:style-name="T6"> <text:s text:c="6"/>READ COMMITTED;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22.41cm" svg:height="7.65cm" draw:transform="skewX (-0.00453785605518526) translate (2cm 11.4cm)">
          <text:list text:style-name="L2">
            <text:list-item>
              <text:p text:style-name="P8"><text:span text:style-name="T4">Üblicherweise wird die Isolation der Transaktionen untereinander aufgeweicht, um die parallele Nutzung der Datenbank zu erhöhen</text:span></text:p>
            </text:list-item>
            <text:list-item>
              <text:p text:style-name="P8"><text:span text:style-name="T4">ANSI definiert hier 4 Isolations-Stufen:</text:span><text:span text:style-name="T4"><text:line-break/></text:span><text:span text:style-name="T4">Üblicherweise (so auch bei SQL Server) ist der Default „READ COMMITED“</text:span></text:p>
            </text:list-item>
            <text:list-item>
              <text:p text:style-name="P8"><text:span text:style-name="T4">Das lässt sich allerdings für die jeweilige Transaktion auch anders einstell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1.4cm" svg:height="4.8cm" draw:transform="skewX (-0.00453785605518526) translate (1.989cm 13.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2s" smil:type="dissolv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568cm" svg:height="10.178cm" svg:x="2.161cm" svg:y="2.068cm" draw:page-number="15" presentation:class="page"/>
          <draw:frame presentation:style-name="pr3" draw:text-style-name="P14" draw:layer="layout" svg:width="14.287cm" svg:height="12.268cm" svg:x="1.785cm" svg:y="12.94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GillSans" svg:font-family="GillSans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8997c5" draw:end-color="#fefefe" draw:start-intensity="100%" draw:end-intensity="100%" draw:angle="27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705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2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70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18cm" fo:padding-bottom="0.118cm" fo:padding-left="0.24cm" fo:padding-right="0.24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70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letter-kerning="true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23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23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1.637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70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letter-kerning="true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letter-kerning="true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7.86cm" fo:page-height="27.2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3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18cm" fo:padding-bottom="0.118cm" fo:padding-left="0.24cm" fo:padding-right="0.24cm" fo:wrap-option="no-wrap" draw:shadow-color="#808080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left" draw:textarea-vertical-align="top" draw:auto-grow-height="true" fo:min-height="0cm" fo:min-width="0cm" fo:padding-top="0.118cm" fo:padding-bottom="0.118cm" fo:padding-left="0.24cm" fo:padding-right="0.24cm" fo:wrap-option="no-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18cm" fo:padding-bottom="0.118cm" fo:padding-left="0.24cm" fo:padding-right="0.24cm" fo:wrap-option="no-wrap" draw:shadow-color="#808080"/>
      <style:paragraph-properties style:writing-mode="lr-tb"/>
    </style:style>
    <style:style style:name="Mgr10" style:family="graphic" style:parent-style-name="standard">
      <style:graphic-properties draw:stroke="none" draw:fill="gradient" draw:fill-color="#8997c5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loext:graphic-properties draw:fill="gradient" draw:fill-color="#8997c5" draw:fill-gradient-name="Gradient_20_7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GillSans" fo:font-size="7pt" fo:language="de" fo:country="DE" style:font-size-asian="7pt" style:language-asian="de" style:country-asian="DE" style:font-size-complex="7pt" style:language-complex="de" style:country-complex="DE"/>
    </style:style>
    <style:style style:name="MT3" style:family="text">
      <style:text-properties fo:color="#000080" loext:opacity="100%" style:font-name="GillSans" fo:font-size="7pt" fo:language="de" fo:country="DE" style:font-size-asian="7pt" style:language-asian="de" style:country-asian="DE" style:font-size-complex="7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429cm" svg:height="5.571cm" svg:x="1cm" svg:y="2.999cm"/>
      <draw:page-thumbnail draw:layer="backgroundobjects" svg:width="7.429cm" svg:height="5.571cm" svg:x="1cm" svg:y="10.843cm"/>
      <draw:page-thumbnail draw:layer="backgroundobjects" svg:width="7.429cm" svg:height="5.571cm" svg:x="1cm" svg:y="18.687cm"/>
      <draw:page-thumbnail draw:layer="backgroundobjects" svg:width="7.429cm" svg:height="5.571cm" svg:x="9.43cm" svg:y="2.999cm"/>
      <draw:page-thumbnail draw:layer="backgroundobjects" svg:width="7.429cm" svg:height="5.571cm" svg:x="9.43cm" svg:y="10.843cm"/>
      <draw:page-thumbnail draw:layer="backgroundobjects" svg:width="7.429cm" svg:height="5.571cm" svg:x="9.43cm" svg:y="18.687cm"/>
      <draw:frame draw:style-name="Mgr1" draw:text-style-name="MP2" draw:layer="backgroundobjects" svg:width="7.75cm" svg:height="1.36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7.75cm" svg:height="1.362cm" svg:x="10.10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7.75cm" svg:height="1.362cm" svg:x="0cm" svg:y="25.8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7.75cm" svg:height="1.362cm" svg:x="10.109cm" svg:y="25.897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0.958cm" svg:height="7.823cm" svg:x="0cm" svg:y="0cm">
        <draw:image xlink:href="Pictures/10000000000001A70000012E6574FE8E6CF0479B.png" xlink:type="simple" xlink:show="embed" xlink:actuate="onLoad" draw:mime-type="image/png">
          <text:p/>
        </draw:image>
      </draw:frame>
      <draw:frame presentation:style-name="Standard-title" draw:layer="backgroundobjects" svg:width="16.012cm" svg:height="1.473cm" svg:x="6.61cm" svg:y="2.68cm" presentation:class="title" presentation:placeholder="true">
        <draw:text-box/>
      </draw:frame>
      <draw:custom-shape draw:style-name="Mgr4" draw:text-style-name="MP7" draw:layer="backgroundobjects" svg:width="3.221cm" svg:height="0.533cm" svg:x="23.583cm" svg:y="18.411cm">
        <text:list text:style-name="ML2">
          <text:list-header>
            <text:p text:style-name="MP6"><text:span text:style-name="MT2">p0001-0</text:span><text:span text:style-name="MT2"><text:page-number>&lt;Folien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3.221cm" svg:height="0.533cm" svg:x="23.142cm" svg:y="18.375cm">
        <text:list text:style-name="ML3">
          <text:list-header>
            <text:p text:style-name="MP6"><text:span text:style-name="MT3">p0001-0</text:span><text:span text:style-name="MT3"><text:page-number>&lt;Folien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4.57cm" svg:height="1.27cm" svg:x="8.502cm" svg:y="4.868cm">
        <text:p/>
        <draw:enhanced-geometry svg:viewBox="0 0 21600 21600" draw:type="mso-spt202" draw:enhanced-path="M 0 0 L 21600 0 21600 21600 0 21600 0 0 Z N"/>
      </draw:custom-shape>
      <draw:frame presentation:style-name="Standard-outline1" draw:layer="backgroundobjects" svg:width="21.228cm" svg:height="11.309cm" svg:x="2.54cm" svg:y="5.291cm" presentation:class="outline" presentation:placeholder="true">
        <draw:text-box/>
      </draw:frame>
      <presentation:notes style:page-layout-name="PM0">
        <draw:rect draw:style-name="Mgr7" draw:text-style-name="MP9" draw:layer="backgroundobjects" svg:width="17.86cm" svg:height="27.26cm" svg:x="0cm" svg:y="0cm">
          <text:p/>
        </draw:rect>
        <draw:custom-shape draw:style-name="Mgr8" draw:text-style-name="MP10" draw:layer="backgroundobjects" svg:width="17.859cm" svg:height="27.26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7.859cm" svg:height="27.26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56cm" svg:height="10.169cm" svg:x="2.161cm" svg:y="2.067cm" presentation:class="page"/>
        <draw:frame presentation:style-name="Standard-notes" draw:layer="backgroundobjects" svg:width="14.279cm" svg:height="12.259cm" svg:x="1.785cm" svg:y="12.946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draw:style-name="Mgr3" draw:text-style-name="MP5" draw:layer="backgroundobjects" svg:width="10.958cm" svg:height="7.823cm" svg:x="0cm" svg:y="0cm">
        <draw:image xlink:href="Pictures/10000000000001A70000012E6574FE8E6CF0479B.png" xlink:type="simple" xlink:show="embed" xlink:actuate="onLoad" draw:mime-type="image/png">
          <text:p/>
        </draw:image>
      </draw:frame>
      <draw:custom-shape draw:style-name="Mgr9" draw:text-style-name="MP7" draw:layer="backgroundobjects" svg:width="3.221cm" svg:height="0.533cm" svg:x="23.142cm" svg:y="18.411cm">
        <text:list text:style-name="ML2">
          <text:list-header>
            <text:p text:style-name="MP6"><text:span text:style-name="MT2">p0001-0</text:span><text:span text:style-name="MT2"><text:page-number>&lt;Folien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0" draw:text-style-name="MP11" draw:layer="backgroundobjects" svg:width="18.874cm" svg:height="1.905cm" svg:x="6.526cm" svg:y="7.549cm">
        <text:p/>
        <draw:enhanced-geometry svg:viewBox="0 0 21600 21600" draw:type="rectangle" draw:enhanced-path="M 0 0 L 21600 0 21600 21600 0 21600 0 0 Z N"/>
      </draw:custom-shape>
      <draw:frame presentation:style-name="Titel1-subtitle" draw:layer="backgroundobjects" svg:width="18.723cm" svg:height="1.896cm" svg:x="6.667cm" svg:y="7.514cm" presentation:class="subtitle" presentation:placeholder="true">
        <draw:text-box/>
      </draw:frame>
      <draw:frame presentation:style-name="Titel1-title" draw:layer="backgroundobjects" svg:width="22.851cm" svg:height="3.171cm" svg:x="1.269cm" svg:y="0.757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7.86cm" svg:height="27.26cm" svg:x="0cm" svg:y="0cm">
          <text:p/>
        </draw:rect>
        <draw:custom-shape draw:style-name="Mgr8" draw:text-style-name="MP10" draw:layer="backgroundobjects" svg:width="17.859cm" svg:height="27.26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7.859cm" svg:height="27.26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56cm" svg:height="10.169cm" svg:x="2.161cm" svg:y="2.067cm" presentation:class="page"/>
        <draw:frame presentation:style-name="Titel1-notes" draw:layer="backgroundobjects" svg:width="14.279cm" svg:height="12.259cm" svg:x="1.785cm" svg:y="12.94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an Karrer</meta:initial-creator>
    <meta:creation-date>2008-03-17T18:35:57</meta:creation-date>
    <dc:date>2023-06-12T18:11:29.706000000</dc:date>
    <meta:print-date>2023-06-12T18:09:11.436000000</meta:print-date>
    <meta:editing-cycles>68</meta:editing-cycles>
    <meta:editing-duration>P24DT11H17M25S</meta:editing-duration>
    <meta:generator>LibreOffice/7.3.6.2$Windows_X86_64 LibreOffice_project/c28ca90fd6e1a19e189fc16c05f8f8924961e12e</meta:generator>
    <meta:document-statistic meta:object-count="107"/>
  </office:meta>
</office:document-meta>
</file>